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margin-top="0.494cm" fo:margin-bottom="0.212cm" style:contextual-spacing="false" fo:text-indent="0cm" style:auto-text-indent="false" style:writing-mode="lr-tb"/>
      <style:text-properties style:font-name="Times New Roman" fo:font-size="14pt" style:font-size-asian="14pt" style:font-size-complex="14pt"/>
    </style:style>
    <style:style style:name="P2" style:family="paragraph" style:parent-style-name="Standard">
      <style:paragraph-properties fo:margin-left="0cm" fo:margin-right="0cm" fo:margin-top="0.282cm" fo:margin-bottom="0.141cm" style:contextual-spacing="false" fo:text-indent="0cm" style:auto-text-indent="false" style:writing-mode="lr-tb"/>
      <style:text-properties style:font-name="Times New Roman" fo:font-size="14pt" style:font-size-asian="14pt" style:font-size-complex="14pt"/>
    </style:style>
    <style:style style:name="P3" style:family="paragraph" style:parent-style-name="Standard">
      <style:paragraph-properties fo:margin-left="0cm" fo:margin-right="0cm" fo:margin-top="0.212cm" fo:margin-bottom="0.212cm" style:contextual-spacing="false" fo:text-indent="1.27cm" style:auto-text-indent="false" style:writing-mode="lr-tb"/>
      <style:text-properties style:font-name="Times New Roman" fo:font-size="14pt" style:font-size-asian="14pt" style:font-size-complex="14pt"/>
    </style:style>
    <style:style style:name="P4" style:family="paragraph" style:parent-style-name="Standard">
      <style:paragraph-properties fo:margin-left="0cm" fo:margin-right="0cm" fo:margin-top="0.212cm" fo:margin-bottom="0.212cm" style:contextual-spacing="false" fo:text-indent="1.27cm" style:auto-text-indent="false" style:writing-mode="lr-tb"/>
      <style:text-properties style:font-name="Times New Roman" fo:font-size="14pt" officeooo:paragraph-rsid="000694c8" style:font-size-asian="14pt" style:font-size-complex="14pt"/>
    </style:style>
    <style:style style:name="P5" style:family="paragraph" style:parent-style-name="Standard">
      <style:paragraph-properties fo:margin-left="0cm" fo:margin-right="0cm" fo:margin-top="0.212cm" fo:margin-bottom="0.212cm" style:contextual-spacing="false" fo:text-indent="1.27cm" style:auto-text-indent="false" style:writing-mode="lr-tb"/>
      <style:text-properties style:font-name="Times New Roman" fo:font-size="14pt" officeooo:paragraph-rsid="00066cc5" style:font-size-asian="14pt" style:font-size-complex="14pt"/>
    </style:style>
    <style:style style:name="P6" style:family="paragraph" style:parent-style-name="Standard">
      <style:paragraph-properties fo:margin-left="0cm" fo:margin-right="0cm" fo:margin-top="0.212cm" fo:margin-bottom="0.212cm" style:contextual-spacing="false" fo:text-indent="1.27cm" style:auto-text-indent="false" style:writing-mode="lr-tb"/>
      <style:text-properties fo:color="#1f3864" loext:opacity="100%" style:font-name="Times New Roman" fo:font-size="14pt" officeooo:paragraph-rsid="00066cc5" style:font-name-asian="Courier New" style:font-size-asian="14pt" style:font-name-complex="Courier New" style:font-size-complex="14pt"/>
    </style:style>
    <style:style style:name="P7" style:family="paragraph" style:parent-style-name="List_20_Paragraph" style:list-style-name="WWNum1">
      <style:paragraph-properties fo:margin-left="1.27cm" fo:margin-right="0cm" fo:margin-top="0.141cm" fo:margin-bottom="0.106cm" style:contextual-spacing="false" fo:text-indent="-0.635cm" style:auto-text-indent="false" style:writing-mode="lr-tb"/>
      <style:text-properties style:font-name="Times New Roman" fo:font-size="14pt" style:font-size-asian="14pt" style:font-size-complex="14pt"/>
    </style:style>
    <style:style style:name="P8" style:family="paragraph" style:parent-style-name="List_20_Paragraph" style:list-style-name="WWNum1">
      <style:paragraph-properties fo:margin-left="1.27cm" fo:margin-right="0cm" fo:margin-top="0.106cm" fo:margin-bottom="0.106cm" style:contextual-spacing="false" fo:text-indent="-0.635cm" style:auto-text-indent="false" style:writing-mode="lr-tb"/>
      <style:text-properties style:font-name="Times New Roman" fo:font-size="14pt" style:font-size-asian="14pt" style:font-size-complex="14pt"/>
    </style:style>
    <style:style style:name="P9" style:family="paragraph" style:parent-style-name="List_20_Paragraph" style:list-style-name="WWNum1">
      <style:paragraph-properties fo:margin-left="1.27cm" fo:margin-right="0cm" fo:margin-top="0.106cm" fo:margin-bottom="0.212cm" style:contextual-spacing="false" fo:text-indent="-0.635cm" style:auto-text-indent="false" style:writing-mode="lr-tb"/>
      <style:text-properties style:font-name="Times New Roman" fo:font-size="14pt" style:font-size-asian="14pt" style:font-size-complex="14pt"/>
    </style:style>
    <style:style style:name="P10" style:family="paragraph" style:parent-style-name="Standard">
      <style:paragraph-properties fo:line-height="100%" fo:text-align="start" style:justify-single-word="false" style:writing-mode="lr-tb"/>
      <style:text-properties style:font-name="Times New Roman" fo:font-size="14pt" fo:language="en" fo:country="US" officeooo:paragraph-rsid="0004b49f" style:font-size-asian="14pt" style:font-size-complex="14pt"/>
    </style:style>
    <style:style style:name="P11" style:family="paragraph" style:parent-style-name="Text_20_body">
      <style:paragraph-properties fo:line-height="100%"/>
      <style:text-properties style:font-name="Times New Roman" fo:font-size="14pt" fo:language="en" fo:country="US" officeooo:paragraph-rsid="0004b49f" style:font-size-asian="14pt" style:font-size-complex="14pt"/>
    </style:style>
    <style:style style:name="T1" style:family="text">
      <style:text-properties style:font-name="Times New Roman"/>
    </style:style>
    <style:style style:name="T2" style:family="text">
      <style:text-properties fo:font-weight="bold" style:font-weight-asian="bold" style:font-weight-complex="bold"/>
    </style:style>
    <style:style style:name="T3" style:family="text">
      <style:text-properties fo:font-weight="bold" style:font-name-asian="Courier New" style:font-weight-asian="bold" style:font-name-complex="Courier New" style:font-weight-complex="bold"/>
    </style:style>
    <style:style style:name="T4" style:family="text">
      <style:text-properties style:font-name-asian="Courier New" style:font-name-complex="Courier New"/>
    </style:style>
    <style:style style:name="T5" style:family="text">
      <style:text-properties fo:font-weight="normal" style:font-weight-asian="normal" style:font-weight-complex="normal"/>
    </style:style>
    <style:style style:name="T6" style:family="text">
      <style:text-properties fo:font-weight="normal" style:font-name-asian="Courier New" style:font-weight-asian="normal" style:font-name-complex="Courier New"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Phần 2: Chỉnh sửa EXIF bằng piexif</text:span></text:p>
      <text:p text:style-name="P2" loext:marker-style-name="T1"><text:span text:style-name="T2">a) Mục đích</text:span></text:p>
      <text:p text:style-name="P3" loext:marker-style-name="T1">Phần thực nghiệm này nhằm khảo sát khả năng chỉnh sửa metadata EXIF của file ảnh JPEG bằng thư viện piexif trong Python. Mục tiêu chính là chứng minh rằng dữ liệu EXIF có thể bị thay đổi tương đối dễ dàng mà không làm ảnh hưởng đến nội dung hiển thị của ảnh. Từ đó, thực nghiệm đặt ra vấn đề về mức độ tin cậy của metadata trong điều tra số và cho thấy rằng phân tích forensics không thể chỉ dựa vào metadata mà cần được kết hợp với các kỹ thuật phân tích nội dung ảnh. </text:p>
      <text:p text:style-name="P2" loext:marker-style-name="T1"><text:span text:style-name="T2">b) Phương pháp</text:span></text:p>
      <text:p text:style-name="P4" loext:marker-style-name="T1">Nhóm sử dụng thư viện <text:span text:style-name="T3">piexif</text:span>, một thư viện Python chuyên dùng để đọc và ghi dữ liệu EXIF theo chuẩn TIFF/EXIF. piexif biểu diễn dữ liệu EXIF dưới dạng từ điển Python phân cấp, tương ứng với cấu trúc IFD (Image File Directory) trong chuẩn TIFF/EXIF. Các khóa chính bao gồm: "0th" (thông tin ảnh chính), "Exif" (thông số chụp), "GPS" (dữ liệu định vị) và "1st" (thông tin thumbnail). Việc ánh xạ cấu trúc IFD sang dictionary giúp người dùng có thể truy cập và chỉnh sửa trực tiếp từng tag cụ thể trong từng nhóm dữ liệu rồi ghi ngược lại vào file ảnh.</text:p>
      <text:p text:style-name="P3" loext:marker-style-name="T1">Chương trình được xây dựng theo mô hình menu tương tác, cho phép thực hiện các thao tác chỉnh sửa độc lập mà không cần can thiệp vào code nguồn, phù hợp với mục đích thực nghiệm và trình diễn.</text:p>
      <text:p text:style-name="P2" loext:marker-style-name="T1"><text:span text:style-name="T2">c) Quy trình thực hiện</text:span></text:p>
      <text:p text:style-name="P5" loext:marker-style-name="T1">Bước 1: Cài đặt thư viện:</text:p>
      <text:p text:style-name="P6" loext:marker-style-name="T1"><text:tab/>pip install piexif</text:p>
      <text:p text:style-name="P5" loext:marker-style-name="T1">Bước 2: Nạp dữ liệu EXIF hiện có từ file ảnh vào bộ nhớ:</text:p>
      <text:p text:style-name="P6" loext:marker-style-name="T1"><text:tab/>import piexif</text:p>
      <text:p text:style-name="P6" loext:marker-style-name="T1"><text:tab/>exif_dict = piexif.load('11-tests.jpg')</text:p>
      <text:p text:style-name="P3" loext:marker-style-name="T1">Bước 3: Chương trình cung cấp menu với các nhóm chức năng chỉnh sửa:</text:p>
      <text:list text:style-name="WWNum1">
        <text:list-item>
          <text:p text:style-name="P7">Thay đổi ngày giờ chụp ảnh (DateTimeOriginal, DateTimeDigitized, DateTime)</text:p>
        </text:list-item>
        <text:list-item>
          <text:p text:style-name="P8">Thay đổi toạ độ GPS (Latitude, Longitude)</text:p>
        </text:list-item>
        <text:list-item>
          <text:p text:style-name="P8">Thay đổi thông tin thiết bị (Make, Model, LensModel)</text:p>
        </text:list-item>
        <text:list-item>
          <text:p text:style-name="P8">Thay đổi thông số chụp (ISO, FNumber, ExposureTime, FocalLength)</text:p>
        </text:list-item>
        <text:list-item>
          <text:p text:style-name="P8">Thay đổi thông tin tác giả (Artist, Copyright, Software)</text:p>
        </text:list-item>
        <text:list-item>
          <text:p text:style-name="P9"><text:soft-page-break/>Đồng bộ timestamp hệ thống file (access time, modified time) với DateTimeOriginal</text:p>
        </text:list-item>
      </text:list>
      <text:p text:style-name="P5" loext:marker-style-name="T1">Bước 4: Ví dụ cụ thể — thay đổi ngày giờ chụp ảnh:</text:p>
      <text:p text:style-name="P6" loext:marker-style-name="T1">parsed_date = '2023:01:15 09:00:00'</text:p>
      <text:p text:style-name="P6" loext:marker-style-name="T1">exif_dict['Exif'][piexif.ExifIFD.DateTimeOriginal] = parsed_date.encode()</text:p>
      <text:p text:style-name="P6" loext:marker-style-name="T1">exif_dict['Exif'][piexif.ExifIFD.DateTimeDigitized] = parsed_date.encode()</text:p>
      <text:p text:style-name="P6" loext:marker-style-name="T1">exif_dict['0th'][piexif.ImageIFD.DateTime] <text:s text:c="7"/>= parsed_date.encode()</text:p>
      <text:p text:style-name="P5" loext:marker-style-name="T1">Bước 5: Ví dụ thay đổi toạ độ GPS — dữ liệu được lưu dưới dạng phân số hữu tỉ (rational number):</text:p>
      <text:p text:style-name="P6" loext:marker-style-name="T1">lat_rational = (int(21.028511 * 1000000), 1000000)</text:p>
      <text:p text:style-name="P6" loext:marker-style-name="T1">exif_dict['GPS'][piexif.GPSIFD.GPSLatitudeRef] <text:s/>= b'N'</text:p>
      <text:p text:style-name="P6" loext:marker-style-name="T1">exif_dict['GPS'][piexif.GPSIFD.GPSLatitude] <text:s text:c="4"/>= [lat_rational, (0,1), (0,1)]</text:p>
      <text:p text:style-name="P5" loext:marker-style-name="T1">Bước 6: Ghi ngược các thay đổi vào file ảnh:</text:p>
      <text:p text:style-name="P6" loext:marker-style-name="T1">exif_bytes = piexif.dump(exif_dict)</text:p>
      <text:p text:style-name="P6" loext:marker-style-name="T1">piexif.insert(exif_bytes, '11-tests.jpg')</text:p>
      <text:p text:style-name="P2" loext:marker-style-name="T1"><text:span text:style-name="T2">d) Kết quả</text:span></text:p>
      <text:p text:style-name="P4" loext:marker-style-name="T1">Chương trình hoạt động ổn định và thực hiện thành công tất cả các thao tác chỉnh sửa đã thiết kế. Sau khi lưu file, nhóm sử dụng lại ExifTool để kiểm tra và xác nhận rằng các trường đã được cập nhật đúng theo giá trị mới. Các tag như DateTimeOriginal, GPSLatitude và Make hiển thị chính xác theo dữ liệu đã chỉnh sửa. Dung lượng file có thay đổi nhẹ do việc tái ghi lại segment chứa EXIF, tuy nhiên nội dung hình ảnh không bị ảnh hưởng, file ảnh mở và hiển thị bình thường trên mọi trình xem ảnh.</text:p>
      <text:p text:style-name="P3" loext:marker-style-name="T1">Đặc biệt, tính năng đồng bộ timestamp hệ thống file (sử dụng <text:span text:style-name="T4">os.utime()</text:span>) cho phép thay đổi cả thời gian chỉnh sửa file hiển thị trong File Explorer, giúp minh hoạ một kịch bản giả mạo hoàn chỉnh hơn trong thực tế forensics.</text:p>
      <text:p text:style-name="P2" loext:marker-style-name="T1"><text:span text:style-name="T2">e) Nhận xét</text:span></text:p>
      <text:p text:style-name="P3" loext:marker-style-name="T1">Thực nghiệm này cho thấy metadata EXIF về bản chất là dữ liệu có thể bị chỉnh sửa tự do bằng các công cụ phổ thông, không có cơ chế bảo vệ hay xác thực tích hợp. Điều này có ý nghĩa quan trọng trong forensics: <text:span text:style-name="T5">không thể dùng metadata làm bằng chứng duy nhất</text:span> để xác định thời điểm chụp, vị trí hay thiết bị gốc của một bức ảnh.</text:p>
      <text:p text:style-name="P4" loext:marker-style-name="T1"><text:soft-page-break/>Về mặt kỹ thuật, <text:span text:style-name="T6">piexif</text:span> hoạt động tốt với ảnh JPEG tiêu chuẩn, nhưng có một số hạn chế cần lưu ý: thư viện yêu cầu dữ liệu GPS phải ở dạng rational (phân số nguyên), không hỗ trợ trực tiếp số thập phân, và có thể gặp lỗi nếu file ảnh ban đầu không có cấu trúc EXIF hợp lệ. Ngoài ra,thư viện không hỗ trợ ghi lại Maker Notes — tức là các trường tùy chỉnh do nhà sản xuất định nghĩa có thể bị mất sau khi ghi lại file. Đây là một hạn chế quan trọng, vì Maker Notes thường chứa các thông tin nội bộ như serial number của thiết bị hoặc các tham số xử lý ảnh đặc thù. Việc mất các trường này có thể làm thay đổi giá trị pháp chứng của file ảnh sau khi chỉnh sửa.</text:p>
      <text:p text:style-name="P10">Nhìn lại toàn bộ thực nghiệm 1, việc kết hợp giữa exifread (đọc) và piexif (ghi) cho phép xây dựng một pipeline hoàn chỉnh để vừa phân tích vừa mô phỏng các kịch bản giả mạo metadata trong môi trường nghiên cứu. Đây là bước đầu quan trọng để hiểu rõ hơn về điểm mạnh và điểm yếu của metadata forensics trong thực tiễn </text:p>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vi" fo:country="V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vi" fo:country="V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List_20_Paragraph" style:display-name="List Paragraph" style:family="paragraph">
      <style:paragraph-properties fo:text-align="start" style:justify-single-word="false" fo:orphans="2" fo:widows="2" style:vertical-align="auto"/>
      <style:text-properties style:font-name="Times New Roman" fo:font-family="'Times New Roman'" style:font-family-generic="roman" style:font-pitch="variable" fo:font-size="12pt" fo:language="en" fo:country="U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fo:font-size="12pt" style:font-name-asian="Times New Roman1" style:font-family-asian="'Times New Roman'" style:font-family-generic-asian="system" style:font-pitch-asian="variable" style:font-size-asian="12pt"/>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905cm"/>
        </style:list-level-properties>
        <style:text-properties fo:font-family="'Times New Roman'" style:font-style-name="Regular" style:font-family-generic="roman" style:font-pitch="variable"/>
      </text:list-level-style-bullet>
      <text:list-level-style-number text:level="2" text:style-name="ListLabel_20_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2T21:44:10.180522600</meta:creation-date>
    <dc:date>2026-02-23T10:03:41.631542100</dc:date>
    <meta:editing-duration>PT18M46S</meta:editing-duration>
    <meta:editing-cycles>3</meta:editing-cycles>
    <meta:generator>LibreOffice/25.8.4.2$Windows_X86_64 LibreOffice_project/290daaa01b999472f0c7a3890eb6a550fd74c6df</meta:generator>
    <meta:document-statistic meta:table-count="0" meta:image-count="0" meta:object-count="0" meta:page-count="3" meta:paragraph-count="38" meta:word-count="875" meta:character-count="4631" meta:non-whitespace-character-count="3780"/>
  </office:meta>
</office:document-meta>
</file>